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line-height="150%" fo:text-align="start" style:justify-single-word="false" style:writing-mode="lr-tb"/>
      <style:text-properties officeooo:paragraph-rsid="000a4b77"/>
    </style:style>
    <style:style style:name="P2" style:family="paragraph" style:parent-style-name="Text_20_body">
      <style:paragraph-properties fo:line-height="150%" fo:text-align="start" style:justify-single-word="false" style:writing-mode="lr-tb"/>
      <style:text-properties style:font-name="Times New Roman" officeooo:paragraph-rsid="000a4b77"/>
    </style:style>
    <style:style style:name="P3" style:family="paragraph" style:parent-style-name="Text_20_body">
      <style:paragraph-properties fo:line-height="150%" fo:text-align="center" style:justify-single-word="false" style:writing-mode="lr-tb"/>
      <style:text-properties officeooo:paragraph-rsid="000a4b77"/>
    </style:style>
    <style:style style:name="P4" style:family="paragraph" style:parent-style-name="Text_20_body">
      <style:paragraph-properties fo:margin-top="0in" fo:margin-bottom="0.0972in" style:contextual-spacing="false" fo:line-height="150%" fo:text-align="start" style:justify-single-word="false" style:writing-mode="lr-tb"/>
      <style:text-properties officeooo:paragraph-rsid="000a4b77"/>
    </style:style>
    <style:style style:name="P5" style:family="paragraph" style:parent-style-name="Text_20_body">
      <style:paragraph-properties fo:line-height="150%" fo:text-align="center" style:justify-single-word="false" fo:break-before="page"/>
      <style:text-properties officeooo:paragraph-rsid="000a4b77"/>
    </style:style>
    <style:style style:name="P6" style:family="paragraph" style:parent-style-name="Text_20_body">
      <style:paragraph-properties fo:line-height="150%"/>
      <style:text-properties officeooo:paragraph-rsid="000a4b77"/>
    </style:style>
    <style:style style:name="P7" style:family="paragraph" style:parent-style-name="Text_20_body">
      <style:paragraph-properties fo:line-height="150%" fo:text-align="center" style:justify-single-word="false"/>
      <style:text-properties officeooo:paragraph-rsid="000a4b77"/>
    </style:style>
    <style:style style:name="P8" style:family="paragraph" style:parent-style-name="Text_20_body">
      <style:paragraph-properties fo:line-height="150%"/>
      <style:text-properties style:font-name="Times New Roman" officeooo:paragraph-rsid="000a4b77"/>
    </style:style>
    <style:style style:name="P9" style:family="paragraph" style:parent-style-name="Text_20_body">
      <style:paragraph-properties fo:margin-top="0in" fo:margin-bottom="0.0972in" style:contextual-spacing="false" fo:line-height="150%"/>
      <style:text-properties style:font-name="Times New Roman" officeooo:paragraph-rsid="000a4b77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STP - CORE</text:span></text:span></text:p>
      <text:p text:style-name="P2" loext:marker-style-name="T1"><text:span text:style-name="Strong_20_Emphasis"><text:span text:style-name="T1"/></text:span></text:p>
      <text:p text:style-name="P3"><text:span text:style-name="Strong_20_Emphasis"><text:span text:style-name="T1">FIG. 1 – System Architecture </text:span></text:span></text:p>
      <text:p text:style-name="P4"><text:span text:style-name="Strong_20_Emphasis"><text:span text:style-name="T1">+---------------------------+<text:line-break/>| Forward-Secure Key Gen <text:s text:c="3"/>|<text:line-break/>| <text:s text:c="2"/>ERKi+1 = H(ERKi) <text:s text:c="7"/>|<text:line-break/>+---------------------------+<text:line-break/> <text:s text:c="12"/>|<text:line-break/> <text:s text:c="12"/>v<text:line-break/>+---------------------------+ <text:s text:c="18"/>+---------------------------+<text:line-break/>| Object Wrap Key Derivation| ---&gt; | Commitment Constructor <text:s text:c="3"/>|<text:line-break/>+---------------------------+ <text:s text:c="19"/>| <text:s/>C=H(id∥salt∥epoch∥type) |<text:line-break/> <text:s text:c="60"/>+---------------------------+<text:line-break/> <text:s text:c="80"/>|<text:line-break/> <text:s text:c="80"/>v<text:line-break/> <text:s text:c="62"/>+---------------------------+<text:line-break/> <text:s text:c="68"/>| Merkle Accumulator <text:s text:c="7"/>|<text:line-break/> <text:s text:c="64"/>+---------------------------+<text:line-break/> <text:s text:c="81"/>|<text:line-break/> <text:s text:c="80"/>v<text:line-break/> <text:s text:c="67"/>+---------------------------+<text:line-break/> <text:s text:c="70"/>| Receipt Generator <text:s text:c="8"/>|<text:line-break/> <text:s text:c="68"/>+---------------------------+<text:line-break/> <text:s text:c="82"/>|<text:line-break/> <text:s text:c="81"/>v<text:line-break/> <text:s text:c="63"/>+---------------------------+<text:line-break/> <text:s text:c="62"/>| Anchoring Service(s) <text:s text:c="5"/>|<text:line-break/> <text:s text:c="61"/>+---------------------------+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5"><text:span text:style-name="Strong_20_Emphasis"><text:span text:style-name="T1">FIG. 2 – Lifecycle Flow </text:span></text:span></text:p>
      <text:p text:style-name="P6"><text:span text:style-name="Strong_20_Emphasis"><text:span text:style-name="T1">[Init ERK0] -&gt; [Derive ERK1, ERK2 ...] <text:line-break/> <text:s text:c="6"/>| <text:s text:c="13"/>|<text:line-break/> <text:s text:c="6"/>| <text:s text:c="13"/>v<text:line-break/> <text:s text:c="6"/>| <text:s text:c="6"/>[OWK Derivation for Asset]<text:line-break/> <text:s text:c="6"/>| <text:s text:c="14"/>|<text:line-break/> <text:s text:c="6"/>v <text:s text:c="13"/>v<text:line-break/>[Commitment Formation] -&gt; [Merkle Accumulation] -&gt; [Receipt] -&gt; [Anchor]<text:line-break/> <text:s text:c="30"/>|<text:line-break/> <text:s text:c="30"/>v<text:line-break/> <text:s text:c="20"/>[Destruction at Expiry]<text:line-break/></text:span></text:span></text:p>
      <text:p text:style-name="P7"><text:span text:style-name="Strong_20_Emphasis"><text:span text:style-name="T1">FIG. 3 – Commitment Construction </text:span></text:span></text:p>
      <text:p text:style-name="P6"><text:span text:style-name="Strong_20_Emphasis"><text:span text:style-name="T1">+------------+ <text:s text:c="2"/>+------+ <text:s text:c="2"/>+-------+ <text:s text:c="2"/>+-----------------+<text:line-break/>| Asset_ID <text:s text:c="2"/>| <text:s text:c="2"/>| Salt | <text:s text:c="2"/>| Epoch | <text:s text:c="2"/>| Transition_Type |<text:line-break/>+------------+ <text:s text:c="2"/>+------+ <text:s text:c="2"/>+-------+ <text:s text:c="2"/>+-----------------+<text:line-break/> <text:s text:c="6"/>| <text:s text:c="17"/>| <text:s text:c="14"/>| <text:s text:c="23"/>|<text:line-break/> <text:s text:c="6"/>+------------+----------+-----------------+<text:line-break/> <text:s text:c="23"/>|<text:line-break/> <text:s text:c="23"/>v<text:line-break/> <text:s text:c="14"/>[ Concatenate Fields ]<text:line-break/> <text:s text:c="23"/>|<text:line-break/> <text:s text:c="23"/>v<text:line-break/> <text:s text:c="13"/>H(Asset_ID ∥ Salt ∥ Epoch ∥ Type)<text:line-break/> <text:s text:c="23"/>|<text:line-break/> <text:s text:c="23"/>v<text:line-break/> <text:s text:c="16"/>Commitment Digest ©</text:span></text:span></text:p>
      <text:p text:style-name="P8" loext:marker-style-name="T1"><text:span text:style-name="Strong_20_Emphasis"><text:span text:style-name="T1"/></text:span></text:p>
      <text:p text:style-name="P5"><text:span text:style-name="Strong_20_Emphasis"><text:span text:style-name="T1">FIG. 4 – Merkle Accumulator </text:span></text:span></text:p>
      <text:p text:style-name="P6"><text:span text:style-name="Strong_20_Emphasis"><text:span text:style-name="T1">Leaves (Commitments):<text:line-break/> <text:s text:c="2"/>C1 <text:s text:c="2"/>C2 <text:s text:c="2"/>C3 <text:s text:c="2"/>C4 <text:s text:c="2"/>... <text:s text:c="2"/>Cn<text:line-break/><text:line-break/>Level 1:<text:line-break/> <text:s text:c="2"/>H(C1∥C2) <text:s text:c="2"/>H(C3∥C4) <text:s text:c="2"/>... <text:s text:c="2"/>H(Cn-1∥Cn)<text:line-break/><text:line-break/>Level 2:<text:line-break/> <text:s text:c="2"/>H( H(C1∥C2) ∥ H(C3∥C4) ) <text:s text:c="2"/>...<text:line-break/><text:line-break/>... repeated until ...<text:line-break/><text:line-break/>Merkle Root:<text:line-break/> <text:s text:c="2"/>R_epoch<text:line-break/>Verification path = hashes of siblings along branch from leaf to root. </text:span></text:span></text:p>
      <text:p text:style-name="P9" loext:marker-style-name="T1"><text:span text:style-name="Strong_20_Emphasis"><text:span text:style-name="T1"/></text:span></text:p>
      <text:p text:style-name="P5"><text:span text:style-name="Strong_20_Emphasis"><text:span text:style-name="T2">FIG. 5 – Cumulative Root Chain</text:span></text:span></text:p>
      <text:p text:style-name="P6"><text:span text:style-name="Strong_20_Emphasis"><text:span text:style-name="T1">Epoch 1 Root (R1) ----+<text:line-break/> <text:s text:c="20"/><text:tab/> <text:s text:c="14"/>|<text:line-break/> <text:s text:c="37"/>v<text:line-break/> <text:s text:c="23"/>Chain1 = H(R1)<text:line-break/><text:line-break/>Epoch 2 Root (R2) ----+<text:line-break/> <text:s text:c="38"/>|<text:line-break/> <text:s text:c="38"/>v<text:line-break/> <text:s text:c="25"/>Chain2 = H(Chain1 ∥ R2)<text:line-break/><text:line-break/>Epoch 3 Root (R3) ----+<text:line-break/> <text:s text:c="38"/>|<text:line-break/> <text:s text:c="38"/>v<text:line-break/> <text:s text:c="25"/>Chain3 = H(Chain2 ∥ R3)<text:line-break/><text:line-break/>... continues over epochs ...<text:line-break/>Anchors: each Chain</text:span></text:span><text:span text:style-name="Strong_20_Emphasis"><text:span text:style-name="T3">N</text:span></text:span><text:span text:style-name="Strong_20_Emphasis"><text:span text:style-name="T1"> may be published to independent notaries or transparency logs. </text:span></text:span></text:p>
      <text:p text:style-name="P7"><text:span text:style-name="Strong_20_Emphasis"><text:span text:style-name="T1">FIG. 6 – Receipt Structure</text:span></text:span></text:p>
      <text:p text:style-name="P6"><text:span text:style-name="Strong_20_Emphasis"><text:span text:style-name="T1"><text:s text:c="46"/>+----------------------------------------------------------------+<text:line-break/> <text:s text:c="46"/>| Receipt <text:s text:c="72"/>|<text:line-break/> <text:s text:c="46"/>|------------------------------------------------------------------|<text:line-break/> <text:s text:c="46"/>| Commitment: <text:s text:c="2"/>H(asset_id ∥ salt ∥ epoch ∥ type) <text:s text:c="3"/>|<text:line-break/> <text:s text:c="46"/>| Merkle Path: <text:s/>[h1, h2, ..., hk] <text:s text:c="36"/>|<text:line-break/> <text:s text:c="46"/>| Merkle Root: <text:s/>R_epoch <text:s text:c="46"/>|<text:line-break/> <text:s text:c="46"/>| Chain Ref: <text:s text:c="3"/>Chain_epoch <text:s text:c="41"/>|</text:span></text:span></text:p>
      <text:p text:style-name="P6"><text:span text:style-name="Strong_20_Emphasis"><text:span text:style-name="T1"><text:s text:c="47"/>| Attestations: [TEE report / MPC signatures] <text:s text:c="11"/>|<text:line-break/> <text:s text:c="45"/>+------------------------------------------------------------------+<text:line-break/></text:span></text:span></text:p>
      <text:p text:style-name="P9" loext:marker-style-name="T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2:18:30.988815800</meta:creation-date>
    <dc:date>2025-10-20T12:20:20.417120500</dc:date>
    <meta:editing-duration>PT1M49S</meta:editing-duration>
    <meta:editing-cycles>1</meta:editing-cycles>
    <meta:generator>LibreOffice/25.8.1.1$Windows_X86_64 LibreOffice_project/54047653041915e595ad4e45cccea684809c77b5</meta:generator>
    <meta:document-statistic meta:table-count="0" meta:image-count="0" meta:object-count="0" meta:page-count="4" meta:paragraph-count="14" meta:word-count="326" meta:character-count="4828" meta:non-whitespace-character-count="1851"/>
  </office:meta>
</office:document-meta>
</file>